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31.44pt" fo:break-before="auto" style:use-optimal-row-height="false"/>
    </style:style>
    <style:style style:name="ro8" style:family="table-row">
      <style:table-row-properties style:row-height="26.84pt" fo:break-before="auto" style:use-optimal-row-height="false"/>
    </style:style>
    <style:style style:name="ro9" style:family="table-row">
      <style:table-row-properties style:row-height="18.65pt" fo:break-before="auto" style:use-optimal-row-height="false"/>
    </style:style>
    <style:style style:name="ro10" style:family="table-row">
      <style:table-row-properties style:row-height="27.61pt" fo:break-before="auto" style:use-optimal-row-height="false"/>
    </style:style>
    <style:style style:name="ro11" style:family="table-row">
      <style:table-row-properties style:row-height="32.8pt" fo:break-before="auto" style:use-optimal-row-height="false"/>
    </style:style>
    <style:style style:name="ro12" style:family="table-row">
      <style:table-row-properties style:row-height="30.56pt" fo:break-before="auto" style:use-optimal-row-height="false"/>
    </style:style>
    <style:style style:name="ro13" style:family="table-row">
      <style:table-row-properties style:row-height="21.6pt" fo:break-before="auto" style:use-optimal-row-height="false"/>
    </style:style>
    <style:style style:name="ro14" style:family="table-row">
      <style:table-row-properties style:row-height="23.1pt" fo:break-before="auto" style:use-optimal-row-height="false"/>
    </style:style>
    <style:style style:name="ro15" style:family="table-row">
      <style:table-row-properties style:row-height="24.6pt" fo:break-before="auto" style:use-optimal-row-height="false"/>
    </style:style>
    <style:style style:name="ro16" style:family="table-row">
      <style:table-row-properties style:row-height="25.46pt" fo:break-before="auto" style:use-optimal-row-height="true"/>
    </style:style>
    <style:style style:name="ro17" style:family="table-row">
      <style:table-row-properties style:row-height="23.84pt" fo:break-before="auto" style:use-optimal-row-height="false"/>
    </style:style>
    <style:style style:name="ro18" style:family="table-row">
      <style:table-row-properties style:row-height="22.39pt" fo:break-before="auto" style:use-optimal-row-height="true"/>
    </style:style>
    <style:style style:name="ro19"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Jameel Noori Nastaleeq" fo:font-size="14pt" style:font-size-asian="14pt" style:font-name-complex="Jameel Noori Nastaleeq" style:font-size-complex="14pt"/>
    </style:style>
    <style:style style:name="ce10" style:family="table-cell" style:parent-style-name="Default">
      <style:table-cell-properties fo:background-color="#ffffff"/>
      <style:text-properties style:text-position="" style:font-name="Jameel Noori Nastaleeq" fo:font-size="14pt" style:font-name-asian="DejaVu Sans" style:font-size-asian="14pt" style:font-name-complex="Jameel Noori Nastaleeq" style:font-size-complex="14pt"/>
    </style:style>
    <style:style style:name="ce11" style:family="table-cell" style:parent-style-name="Default">
      <style:text-properties style:text-position="" style:font-name="Jameel Noori Nastaleeq" fo:font-size="14pt" style:font-name-asian="DejaVu Sans" style:font-size-asian="14pt" style:font-name-complex="Jameel Noori Nastaleeq" style:font-size-complex="14pt"/>
    </style:style>
    <style:style style:name="ce12" style:family="table-cell" style:parent-style-name="Default">
      <style:table-cell-properties fo:background-color="transparent"/>
      <style:text-properties style:text-position="" style:font-name="Jameel Noori Nastaleeq" fo:font-size="14pt" style:font-size-asian="14pt" style:font-name-complex="Jameel Noori Nastaleeq"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text-position=""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3333"/>
      <style:text-properties style:text-position=""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text-position="" style:font-name="Jameel Noori Nastaleeq" fo:font-size="14pt" style:font-size-asian="14pt" style:font-name-complex="Jameel Noori Nastaleeq" style:font-size-complex="14pt"/>
    </style:style>
    <style:style style:name="ce4" style:family="table-cell" style:parent-style-name="Default">
      <style:table-cell-properties fo:background-color="#00cc00"/>
      <style:text-properties style:text-position="" style:font-name="Jameel Noori Nastaleeq" fo:font-size="14pt" style:font-size-asian="14pt" style:font-name-complex="Jameel Noori Nastaleeq"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text-position=""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style:text-position="" style:font-name="Jameel Noori Nastaleeq" fo:font-size="14pt" style:font-size-asian="14pt" style:font-name-complex="Jameel Noori Nastaleeq" style:font-size-complex="14pt"/>
    </style:style>
    <style:style style:name="ce7" style:family="table-cell" style:parent-style-name="Default">
      <style:table-cell-properties style:text-align-source="fix" style:repeat-content="false"/>
      <style:paragraph-properties fo:text-align="end"/>
      <style:text-properties style:text-position="" style:font-name="Jameel Noori Nastaleeq" fo:font-size="14pt" style:font-size-asian="14pt" style:font-name-complex="Jameel Noori Nastaleeq" style:font-size-complex="14pt"/>
    </style:style>
    <style:style style:name="ce8" style:family="table-cell" style:parent-style-name="Default">
      <style:table-cell-properties fo:background-color="#ffff99"/>
      <style:text-properties style:text-position="" style:font-name="Jameel Noori Nastaleeq" fo:font-size="14pt" style:font-size-asian="14pt" style:font-name-complex="Jameel Noori Nastaleeq" style:font-size-complex="14pt"/>
    </style:style>
    <style:style style:name="ce9" style:family="table-cell" style:parent-style-name="Default">
      <style:table-cell-properties fo:background-color="#ff3333"/>
      <style:text-properties style:text-position="" style:font-name="Jameel Noori Nastaleeq" fo:font-size="14pt" style:font-name-asian="DejaVu Sans" style:font-size-asian="14pt" style:font-name-complex="Jameel Noori Nastaleeq" style:font-size-complex="14pt"/>
    </style:style>
    <style:style style:name="ce18" style:family="table-cell" style:parent-style-name="Default">
      <style:text-properties style:font-name="Jameel Noori Nastaleeq" fo:font-size="14pt" style:font-size-asian="14pt" style:font-name-complex="Jameel Noori Nastaleeq" style:font-size-complex="14pt"/>
    </style:style>
    <style:style style:name="ce19"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2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24"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25"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26"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27"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28" style:family="table-cell" style:parent-style-name="Default">
      <style:text-properties style:font-name="Jameel Noori Nastaleeq" fo:font-size="14pt" style:font-name-asian="DejaVu Sans" style:font-size-asian="14pt" style:font-name-complex="Jameel Noori Nastaleeq" style:font-size-complex="14pt"/>
    </style:style>
    <style:style style:name="ce29"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5" style:family="text">
      <style:text-properties fo:font-weight="bold" style:font-weight-asian="bold" style:font-weight-complex="bold"/>
    </style:style>
    <style:style style:name="T4" style:family="text">
      <style:text-properties style:text-position="sub 58%"/>
    </style:style>
    <style:style style:name="T7" style:family="text">
      <style:text-properties style:font-name="Arial"/>
    </style:style>
    <style:style style:name="T8" style:family="text">
      <style:text-properties fo:country="none"/>
    </style:style>
    <style:style style:name="T9" style:family="text">
      <style:text-properties style:text-position="sub"/>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 motor, DC motor</text:p>
          </table:table-cell>
          <table:table-cell table:style-name="ce4"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401.66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7">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75.09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ckwise, anti clockwise</text:p>
          </table:table-cell>
          <table:table-cell office:value-type="string" calcext:value-type="string">
            <text:p>گھڑی وار، خلاف گھڑی</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80.44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8"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3">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angle</text:p>
          </table:table-cell>
          <table:table-cell table:style-name="ce12" office:value-type="string" calcext:value-type="string">
            <text:p>زاویائی فاصلہ</text:p>
          </table:table-cell>
          <table:table-cell office:value-type="string" calcext:value-type="string">
            <text:p><text:s/></text:p>
          </table:table-cell>
          <table:table-cell table:number-columns-repeated="1021"/>
        </table:table-row>
        <table:table-row table:style-name="ro13">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table:style-name="ce12"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2"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office:value-type="string" calcext:value-type="string">
            <text:p>??</text:p>
          </table:table-cell>
          <table:table-cell table:number-columns-repeated="1021"/>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31"/>
        <table:table-column table:style-name="co6" table:default-cell-style-name="ce32"/>
        <table:table-column table:style-name="co7" table:default-cell-style-name="ce33"/>
        <table:table-column table:style-name="co4" table:default-cell-style-name="ce34"/>
        <table:table-column table:style-name="co8" table:default-cell-style-name="ce35"/>
        <table:table-column table:style-name="co4" table:number-columns-repeated="6" table:default-cell-style-name="ce3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47.54pt" table:end-y="10.09pt" draw:z-index="0" draw:style-name="gr3" draw:text-style-name="P4" svg:width="23.95pt" svg:height="14.43pt" svg:x="23.58pt" svg:y="25.5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62pt" draw:z-index="1" draw:style-name="gr3" draw:text-style-name="P4" svg:width="12.78pt" svg:height="14.43pt" svg:x="44.5pt" svg:y="27.04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4"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59.3pt" table:end-y="15.02pt" draw:z-index="2" draw:style-name="gr3" draw:text-style-name="P4"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61.82pt" table:end-y="6.18pt" draw:z-index="4" draw:style-name="gr3" draw:text-style-name="P4"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4"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4"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32">
            <draw:frame table:end-cell-address="symbols.D13" table:end-x="48.3pt" table:end-y="15.08pt" draw:z-index="7" draw:style-name="gr3" draw:text-style-name="P4"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4"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32.6pt" table:end-y="15.05pt" draw:z-index="8" draw:style-name="gr3" draw:text-style-name="P4"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34.04pt" table:end-y="14.37pt" draw:z-index="10" draw:style-name="gr3" draw:text-style-name="P4"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40.48pt" table:end-y="13.21pt" draw:z-index="11" draw:style-name="gr3" draw:text-style-name="P4"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44.08pt" table:end-y="15.05pt" draw:z-index="12" draw:style-name="gr3" draw:text-style-name="P4"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9">t</text:span></text:p>
          </table:table-cell>
          <table:table-cell office:value-type="string" calcext:value-type="string">
            <text:p>terminal voltage</text:p>
          </table:table-cell>
          <table:table-cell office:value-type="string" calcext:value-type="string">
            <text:p>v<text:span text:style-name="T9">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4">00/00/0000</text:date>, <text:time style:data-style-name="N2" text:time-value="08:48:36.6429711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7-04T08:46:38.144877493</dc:date>
    <meta:editing-duration>P12DT10H16M2S</meta:editing-duration>
    <meta:editing-cycles>880</meta:editing-cycles>
    <meta:generator>LibreOffice/5.1.6.2$Linux_X86_64 LibreOffice_project/10m0$Build-2</meta:generator>
    <meta:document-statistic meta:table-count="2" meta:cell-count="21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